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17">
            <text:p>1217</text:p>
          </table:table-cell>
          <table:table-cell table:style-name="ce23" office:value-type="float" office:value="68">
            <text:p>6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77">
            <text:p>977</text:p>
          </table:table-cell>
          <table:table-cell table:style-name="ce23" office:value-type="float" office:value="137">
            <text:p>1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98">
            <text:p>1198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97">
            <text:p>3997</text:p>
          </table:table-cell>
          <table:table-cell table:style-name="ce23" office:value-type="float" office:value="304">
            <text:p>3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3">
            <text:p>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25">
            <text:p>17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61">
            <text:p>46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09">
            <text:p>1309</text:p>
          </table:table-cell>
          <table:table-cell table:style-name="ce23" office:value-type="float" office:value="113">
            <text:p>1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432">
            <text:p>4432</text:p>
          </table:table-cell>
          <table:table-cell table:style-name="ce23" office:value-type="float" office:value="247">
            <text:p>2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429">
            <text:p>8429</text:p>
          </table:table-cell>
          <table:table-cell table:style-name="ce23" office:value-type="float" office:value="551">
            <text:p>5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